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12cm" fo:min-width="1.49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242cm" draw:marker-end="Arrowheads_20_1" draw:marker-end-width="0.342cm" svg:stroke-linecap="butt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356cm"/>
      <style:paragraph-properties style:writing-mode="lr-tb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2cm" fo:min-width="2.33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53cm" fo:min-width="1.755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2cm" fo:min-width="0.947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2cm" fo:min-width="0.888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6cm" fo:min-width="1.134cm" fo:padding-top="0.139cm" fo:padding-bottom="0.139cm" fo:padding-left="0.264cm" fo:padding-right="0.264cm"/>
    </style:style>
    <style:style style:name="gr11" style:family="graphic" style:parent-style-name="standard">
      <style:graphic-properties svg:stroke-width="0.081cm" svg:stroke-color="#000000" draw:marker-start="Arrowheads_20_1" draw:marker-start-width="0.421cm" draw:marker-end="Arrowheads_20_1" draw:marker-end-width="0.4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2cm" draw:marker-end="Arrowheads_20_1" draw:marker-end-width="0.422cm" svg:stroke-linecap="butt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svg:stroke-width="0.053cm" svg:stroke-color="#000000" draw:marker-start="Arrowheads_20_9" draw:marker-start-width="0.379cm" draw:marker-end="Arrowheads_20_9" draw:marker-end-width="0.3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8% 58%" fo:font-size="8pt" style:font-size-asian="8pt" style:font-size-complex="8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5" style:family="text">
      <style:text-properties style:text-position="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18cm" svg:height="1.09cm" svg:x="6.169cm" svg:y="-1.80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5.952cm" svg:y="-1.781cm">
          <draw:text-box>
            <text:p text:style-name="P2"><text:span text:style-name="T1">PMT charge Q</text:span><text:span text:style-name="T2">i</text:span><text:span text:style-name="T1"> and position x</text:span><text:span text:style-name="T2">i</text:span></text:p>
          </draw:text-box>
        </draw:frame>
        <draw:line draw:style-name="gr3" draw:text-style-name="P1" draw:layer="layout" svg:x1="12.5cm" svg:y1="2.011cm" svg:x2="14.399cm" svg:y2="2.011cm">
          <text:p/>
        </draw:line>
        <draw:frame draw:style-name="gr2" draw:text-style-name="P3" draw:layer="layout" svg:width="1.782cm" svg:height="0.887cm" svg:x="12.366cm" svg:y="0.817cm">
          <draw:text-box>
            <text:p text:style-name="P2"><text:span text:style-name="T1">Center of</text:span><text:span text:style-name="T1"><text:line-break/></text:span><text:span text:style-name="T1">charge</text:span></text:p>
          </draw:text-box>
        </draw:frame>
        <draw:frame draw:style-name="gr4" draw:text-style-name="P3" draw:layer="layout" svg:width="2.163cm" svg:height="0.606cm" svg:x="6.061cm" svg:y="-0.722cm">
          <draw:text-box>
            <text:p text:style-name="P2"><text:span text:style-name="T1">192x</text:span></text:p>
          </draw:text-box>
        </draw:frame>
        <draw:custom-shape draw:style-name="gr1" draw:text-style-name="P1" draw:layer="layout" svg:width="2.018cm" svg:height="1.09cm" svg:x="14.563cm" svg:y="1.43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14.281cm" svg:y="1.566cm">
          <draw:text-box>
            <text:p text:style-name="P2"><text:span text:style-name="T1">Center-of-charge vertex</text:span></text:p>
          </draw:text-box>
        </draw:frame>
        <draw:line draw:style-name="gr3" draw:text-style-name="P1" draw:layer="layout" svg:x1="16.701cm" svg:y1="2.079cm" svg:x2="18.6cm" svg:y2="2.079cm">
          <text:p/>
        </draw:line>
        <draw:frame draw:style-name="gr2" draw:text-style-name="P3" draw:layer="layout" svg:width="1.935cm" svg:height="0.887cm" svg:x="16.473cm" svg:y="1.529cm">
          <draw:text-box>
            <text:p text:style-name="P2"><text:span text:style-name="T1">Correction</text:span></text:p>
          </draw:text-box>
        </draw:frame>
        <draw:custom-shape draw:style-name="gr5" draw:text-style-name="P1" draw:layer="layout" svg:width="2.858cm" svg:height="1.19cm" svg:x="18.758cm" svg:y="1.43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611cm" svg:height="1.205cm" svg:x="18.83cm" svg:y="1.437cm">
          <draw:text-box>
            <text:p text:style-name="P2"><text:span text:style-name="T1">MC-corrected center-of-charge vertex</text:span></text:p>
          </draw:text-box>
        </draw:frame>
        <draw:line draw:style-name="gr3" draw:text-style-name="P1" draw:layer="layout" svg:x1="20.113cm" svg:y1="2.827cm" svg:x2="20.113cm" svg:y2="4.228cm">
          <text:p/>
        </draw:line>
        <draw:frame draw:style-name="gr2" draw:text-style-name="P3" draw:layer="layout" svg:width="2.535cm" svg:height="0.887cm" svg:x="19.982cm" svg:y="3.167cm">
          <draw:text-box>
            <text:p text:style-name="P2"><text:span text:style-name="T1">Starting</text:span><text:span text:style-name="T1"><text:line-break/></text:span><text:span text:style-name="T1">point</text:span></text:p>
          </draw:text-box>
        </draw:frame>
        <draw:custom-shape draw:style-name="gr7" draw:text-style-name="P1" draw:layer="layout" svg:width="2.283cm" svg:height="0.831cm" svg:x="12.24cm" svg:y="6.90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12.082cm" svg:y="6.866cm">
          <draw:text-box>
            <text:p text:style-name="P2"><text:span text:style-name="T1">MC IBD sample (positrons)</text:span></text:p>
          </draw:text-box>
        </draw:frame>
        <draw:custom-shape draw:style-name="gr8" draw:text-style-name="P1" draw:layer="layout" svg:width="1.475cm" svg:height="1.19cm" svg:x="19.393cm" svg:y="4.42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611cm" svg:height="1.205cm" svg:x="18.83cm" svg:y="4.43cm">
          <draw:text-box>
            <text:p text:style-name="P2"><text:span text:style-name="T3">Charge</text:span><text:span text:style-name="T3"><text:line-break/></text:span><text:span text:style-name="T3">template</text:span><text:span text:style-name="T3"><text:line-break/></text:span><text:span text:style-name="T3">vertex</text:span></text:p>
          </draw:text-box>
        </draw:frame>
        <draw:custom-shape draw:style-name="gr9" draw:text-style-name="P1" draw:layer="layout" svg:width="1.416cm" svg:height="1.19cm" svg:x="15.746cm" svg:y="4.42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611cm" svg:height="1.205cm" svg:x="15.13cm" svg:y="4.43cm">
          <draw:text-box>
            <text:p text:style-name="P2"><text:span text:style-name="T1">Charge</text:span><text:span text:style-name="T1"><text:line-break/></text:span><text:span text:style-name="T1">template</text:span><text:span text:style-name="T1"><text:line-break/></text:span><text:span text:style-name="T1">library</text:span></text:p>
          </draw:text-box>
        </draw:frame>
        <draw:line draw:style-name="gr3" draw:text-style-name="P1" draw:layer="layout" svg:x1="17.32cm" svg:y1="5.051cm" svg:x2="19.288cm" svg:y2="5.051cm">
          <text:p/>
        </draw:line>
        <draw:frame draw:style-name="gr6" draw:text-style-name="P3" draw:layer="layout" svg:width="2.34cm" svg:height="1.205cm" svg:x="17.041cm" svg:y="4.18cm">
          <draw:text-box>
            <text:p text:style-name="P2"><text:span text:style-name="T1">Find template w/ min </text:span><text:span text:style-name="T4">χ</text:span><text:span text:style-name="T5">2</text:span></text:p>
          </draw:text-box>
        </draw:frame>
        <draw:frame draw:style-name="gr6" draw:text-style-name="P3" draw:layer="layout" svg:width="2.34cm" svg:height="1.205cm" svg:x="17.041cm" svg:y="4.981cm">
          <draw:text-box>
            <text:p text:style-name="P2"><text:span text:style-name="T1">Interpolate neighboring templates</text:span></text:p>
          </draw:text-box>
        </draw:frame>
        <draw:custom-shape draw:style-name="gr10" draw:text-style-name="P1" draw:layer="layout" svg:width="1.662cm" svg:height="1.194cm" svg:x="12.533cm" svg:y="4.43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12.082cm" svg:y="4.628cm">
          <draw:text-box>
            <text:p text:style-name="P2"><text:span text:style-name="T1">Correction</text:span><text:span text:style-name="T1"><text:line-break/></text:span><text:span text:style-name="T1">table</text:span></text:p>
          </draw:text-box>
        </draw:frame>
        <draw:line draw:style-name="gr3" draw:text-style-name="P1" draw:layer="layout" svg:x1="13.525cm" svg:y1="6.817cm" svg:x2="15.658cm" svg:y2="5.013cm">
          <text:p/>
        </draw:line>
        <draw:line draw:style-name="gr3" draw:text-style-name="P1" draw:layer="layout" svg:x1="13.327cm" svg:y1="4.364cm" svg:x2="18.579cm" svg:y2="2.379cm">
          <text:p/>
        </draw:line>
        <draw:g>
          <draw:line draw:style-name="gr11" draw:text-style-name="P2" draw:layer="layout" svg:x1="0.755cm" svg:y1="-1.646cm" svg:x2="4.335cm" svg:y2="-1.646cm">
            <text:p/>
          </draw:line>
          <draw:line draw:style-name="gr12" draw:text-style-name="P2" draw:layer="layout" svg:x1="4.352cm" svg:y1="-1.342cm" svg:x2="4.352cm" svg:y2="-1.977cm">
            <text:p/>
          </draw:line>
          <draw:line draw:style-name="gr12" draw:text-style-name="P2" draw:layer="layout" svg:x1="0.748cm" svg:y1="-1.341cm" svg:x2="0.748cm" svg:y2="-1.976cm">
            <text:p/>
          </draw:line>
        </draw:g>
        <draw:line draw:style-name="gr13" draw:text-style-name="P1" draw:layer="layout" svg:x1="4.2cm" svg:y1="-0.886cm" svg:x2="6.099cm" svg:y2="-0.886cm">
          <text:p/>
        </draw:line>
        <draw:g>
          <draw:line draw:style-name="gr14" draw:text-style-name="P2" draw:layer="layout" svg:x1="0.436cm" svg:y1="4.397cm" svg:x2="11.612cm" svg:y2="4.397cm">
            <text:p/>
          </draw:line>
          <draw:g>
            <draw:line draw:style-name="gr15" draw:text-style-name="P2" draw:layer="layout" svg:x1="0.466cm" svg:y1="4.393cm" svg:x2="0.561cm" svg:y2="4.303cm">
              <text:p/>
            </draw:line>
            <draw:line draw:style-name="gr15" draw:text-style-name="P2" draw:layer="layout" svg:x1="0.463cm" svg:y1="4.392cm" svg:x2="0.556cm" svg:y2="4.48cm">
              <text:p/>
            </draw:line>
          </draw:g>
          <draw:g>
            <draw:line draw:style-name="gr15" draw:text-style-name="P2" draw:layer="layout" svg:x1="11.589cm" svg:y1="4.394cm" svg:x2="11.494cm" svg:y2="4.304cm">
              <text:p/>
            </draw:line>
            <draw:line draw:style-name="gr15" draw:text-style-name="P2" draw:layer="layout" svg:x1="11.592cm" svg:y1="4.393cm" svg:x2="11.499cm" svg:y2="4.481cm">
              <text:p/>
            </draw:line>
          </draw:g>
        </draw:g>
        <draw:g>
          <draw:line draw:style-name="gr15" draw:text-style-name="P2" draw:layer="layout" svg:x1="0.439cm" svg:y1="5.002cm" svg:x2="0.49cm" svg:y2="5.002cm">
            <text:p/>
          </draw:line>
          <draw:g>
            <draw:line draw:style-name="gr15" draw:text-style-name="P2" draw:layer="layout" svg:x1="0.469cm" svg:y1="4.998cm" svg:x2="0.564cm" svg:y2="4.908cm">
              <text:p/>
            </draw:line>
            <draw:line draw:style-name="gr15" draw:text-style-name="P2" draw:layer="layout" svg:x1="0.466cm" svg:y1="4.997cm" svg:x2="0.559cm" svg:y2="5.085cm">
              <text:p/>
            </draw:line>
          </draw:g>
          <draw:g>
            <draw:line draw:style-name="gr15" draw:text-style-name="P2" draw:layer="layout" svg:x1="11.592cm" svg:y1="4.999cm" svg:x2="11.497cm" svg:y2="4.909cm">
              <text:p/>
            </draw:line>
            <draw:line draw:style-name="gr15" draw:text-style-name="P2" draw:layer="layout" svg:x1="11.595cm" svg:y1="4.998cm" svg:x2="11.502cm" svg:y2="5.08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9" draw:display-name="Arrowheads 9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01cm" fo:margin-left="0cm" fo:margin-right="0cm" fo:page-width="12.065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30T19:07:21.848881892</meta:creation-date>
    <meta:editing-cycles>14</meta:editing-cycles>
    <meta:editing-duration>PT1H24M28S</meta:editing-duration>
    <dc:date>2021-07-07T19:13:25.147307172</dc:date>
    <meta:generator>LibreOffice/7.1.4.2$Linux_X86_64 LibreOffice_project/10$Build-2</meta:generator>
    <meta:document-statistic meta:object-count="47"/>
  </office:meta>
</office:document-meta>
</file>